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36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.318cm" fo:margin-right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24pt" fo:text-shadow="none" style:text-underline-style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2" fo:font-size="36pt" fo:text-shadow="none" style:text-underline-style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2" fo:font-size="24pt" fo:text-shadow="none" fo:font-weight="bold" style:font-size-asian="24pt" style:font-weight-asian="bold" style:font-size-complex="24pt" style:font-weight-complex="bold"/>
    </style:style>
    <style:style style:name="T6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7" style:family="text">
      <style:text-properties fo:color="#000000" style:font-name="Segoe UI2" fo:font-size="32pt" fo:text-shadow="none" fo:font-weight="bold" style:font-size-asian="32pt" style:font-weight-asian="bold" style:font-size-complex="32pt" style:font-weight-complex="bold"/>
    </style:style>
    <style:style style:name="T8" style:family="text">
      <style:text-properties style:font-name="Segoe UI2" fo:font-size="26pt" fo:text-shadow="1pt 1pt" style:font-size-asian="26pt" style:font-size-complex="26pt"/>
    </style:style>
    <style:style style:name="T9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2cm" svg:x="1.524cm" svg:y="0.762cm">
          <draw:text-box>
            <text:p text:style-name="P1"><text:span text:style-name="T1">Hymn #697</text:span></text:p>
            <text:p text:style-name="P1"><text:span text:style-name="T2">“</text:span><text:span text:style-name="T2">Awake, O Sleeper, Rise from Death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4" draw:layer="layout" svg:width="25.4cm" svg:height="7.011cm" svg:x="1.27cm" svg:y="0.833cm">
          <draw:text-box>
            <text:p text:style-name="P1"><text:span text:style-name="T3">1.</text:span><text:span text:style-name="T4"> Awake, O sleeper, rise from death,</text:span><text:span text:style-name="T4"><text:line-break/></text:span><text:span text:style-name="T4">And Christ shall give you light;</text:span><text:span text:style-name="T4"><text:line-break/></text:span><text:span text:style-name="T4">So learn His love, its length and breadth,</text:span><text:span text:style-name="T4"><text:line-break/></text:span><text:span text:style-name="T4">Its fullness, depth, and he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4" draw:layer="layout" svg:width="25.4cm" svg:height="7.011cm" svg:x="1.524cm" svg:y="0.863cm">
          <draw:text-box>
            <text:p text:style-name="P1"><text:span text:style-name="T5">2.</text:span><text:span text:style-name="T6"> To us on earth He came to bring</text:span><text:span text:style-name="T6"><text:line-break/></text:span><text:span text:style-name="T6">From sin and fear release,</text:span><text:span text:style-name="T6"><text:line-break/></text:span><text:span text:style-name="T6">To give the Spirit’s unity,</text:span><text:span text:style-name="T6"><text:line-break/></text:span><text:span text:style-name="T6">The very bond of pe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4" draw:layer="layout" svg:width="24.914cm" svg:height="7.011cm" svg:x="1.778cm" svg:y="1.016cm">
          <draw:text-box>
            <text:p text:style-name="P1"><text:span text:style-name="T5">3.</text:span><text:span text:style-name="T6"> </text:span><text:span text:style-name="T6"><text:tab/></text:span><text:span text:style-name="T6">Then walk in love as Christ has loved,</text:span><text:span text:style-name="T6"><text:line-break/></text:span><text:span text:style-name="T6">Who died that He might save;</text:span><text:span text:style-name="T6"><text:line-break/></text:span><text:span text:style-name="T6">With kind and gentle hearts forgive</text:span><text:span text:style-name="T6"><text:line-break/></text:span><text:span text:style-name="T6">As God in Christ forga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4" draw:text-style-name="P7" draw:layer="layout" svg:width="25.4cm" svg:height="13.613cm" svg:x="1.27cm" svg:y="0.865cm">
          <draw:text-box>
            <text:p text:style-name="P1"><text:span text:style-name="T5">4.</text:span><text:span text:style-name="T7"> </text:span><text:span text:style-name="T6">For us Christ lived, for us He died,</text:span><text:span text:style-name="T6"><text:line-break/></text:span><text:span text:style-name="T6">And conquered in the strife;</text:span><text:span text:style-name="T6"><text:line-break/></text:span><text:span text:style-name="T6">Awake, arise, go forth in faith,</text:span><text:span text:style-name="T6"><text:line-break/></text:span><text:span text:style-name="T6">And Christ shall give you life.</text:span></text:p>
            <text:p text:style-name="P5"><text:span text:style-name="T8"><text:line-break/></text:span><text:span text:style-name="T8"/></text:p>
            <text:p text:style-name="P6"><text:span text:style-name="T9">© 1984 Augsburg Publishing House.</text:span></text:p>
            <text:p text:style-name="P6"><text:span text:style-name="T9">Used by permission: LSB Hymn License</text:span></text:p>
            <text:p text:style-name="P6"><text:span text:style-name="T9">.NET, no. 100011038.</text:span></text:p>
            <text:p text:style-name="P5"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9T09:58:53.617000000</meta:creation-date>
    <dc:title>Hymn template</dc:title>
    <meta:editing-duration>PT1H32M24S</meta:editing-duration>
    <meta:editing-cycles>5</meta:editing-cycles>
    <meta:generator>LibreOffice/5.2.5.1$Windows_X86_64 LibreOffice_project/0312e1a284a7d50ca85a365c316c7abbf20a4d22</meta:generator>
    <meta:initial-creator>Arthur Hoch</meta:initial-creator>
    <dc:date>2017-03-23T10:21:08.750000000</dc:date>
    <meta:document-statistic meta:object-count="36"/>
    <meta:template xlink:type="simple" xlink:actuate="onRequest" xlink:title="Hymn template" xlink:href="../../AppData/Roaming/LibreOffice/4/user/template/Worship%20Templsates/Hymn%20template.otp" meta:date="2015-04-29T09:58:52.447000000"/>
  </office:meta>
</office:document-meta>
</file>